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00a646" officeooo:paragraph-rsid="0000a646" style:font-size-asian="26pt" style:font-weight-asian="bold" style:font-size-complex="26pt" style:font-weight-complex="bold"/>
    </style:style>
    <style:style style:name="P2" style:family="paragraph" style:parent-style-name="Standard" style:list-style-name="L1">
      <style:text-properties fo:font-size="26pt" fo:font-weight="bold" officeooo:rsid="0000a646" officeooo:paragraph-rsid="0000a646" style:font-size-asian="26pt" style:font-weight-asian="bold" style:font-size-complex="26pt" style:font-weight-complex="bold"/>
    </style:style>
    <style:style style:name="P3" style:family="paragraph" style:parent-style-name="Standard" style:list-style-name="L1">
      <style:text-properties fo:font-size="26pt" fo:font-weight="bold" officeooo:rsid="00014ae0" officeooo:paragraph-rsid="00014ae0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26pt" fo:font-weight="bold" officeooo:rsid="00014ae0" officeooo:paragraph-rsid="0000a646" style:font-size-asian="26pt" style:font-weight-asian="bold" style:font-size-complex="2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2pt" style:font-size-asian="19.25pt" style:font-size-complex="22pt"/>
    </style:style>
    <style:style style:name="T3" style:family="text">
      <style:text-properties fo:font-size="22pt" fo:font-weight="normal" style:font-size-asian="19.25pt" style:font-weight-asian="normal" style:font-size-complex="22pt" style:font-weight-complex="normal"/>
    </style:style>
    <style:style style:name="T4" style:family="text">
      <style:text-properties fo:font-size="22pt" fo:font-weight="normal" officeooo:rsid="000188ab" style:font-size-asian="19.25pt" style:font-weight-asian="normal" style:font-size-complex="22pt" style:font-weight-complex="normal"/>
    </style:style>
    <style:style style:name="T5" style:family="text">
      <style:text-properties fo:font-size="22pt" fo:font-weight="normal" officeooo:rsid="00031e78" style:font-size-asian="19.25pt" style:font-weight-asian="normal" style:font-size-complex="2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stats:</text:p>
      <text:p text:style-name="P4"/>
      <text:list xml:id="list666372300" text:style-name="L1">
        <text:list-item>
          <text:p text:style-name="P2">Comodore 64:<text:span text:style-name="T3"> 64Kb RAM, 20Kb ROM, 6510 CPU, VIC-II Graphics, SID 6581 Sound.</text:span></text:p>
        </text:list-item>
        <text:list-item>
          <text:p text:style-name="P3">Comodore 128: <text:span text:style-name="T3">128Kb RAM, 64Kb Video RAM, </text:span><text:span text:style-name="T4">72Kb ROM, 8085 &amp; Z80 CPU, </text:span><text:span text:style-name="T5">VIC-II E &amp; 8563 Graphics, SID 6581 Soun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19-11-12T01:18:02.219000000</dc:date>
    <meta:editing-duration>PT4H35M11S</meta:editing-duration>
    <meta:editing-cycles>3</meta:editing-cycles>
    <meta:document-statistic meta:table-count="0" meta:image-count="0" meta:object-count="0" meta:page-count="1" meta:paragraph-count="3" meta:word-count="38" meta:character-count="202" meta:non-whitespace-character-count="169"/>
  </office:meta>
</office:document-meta>
</file>